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81cm" table:align="left"/>
    </style:style>
    <style:style style:name="Tableau1.A" style:family="table-column">
      <style:table-column-properties style:column-width="6.062cm"/>
    </style:style>
    <style:style style:name="Tableau1.B" style:family="table-column">
      <style:table-column-properties style:column-width="8.091cm"/>
    </style:style>
    <style:style style:name="Tableau1.C" style:family="table-column">
      <style:table-column-properties style:column-width="2.427cm"/>
    </style:style>
    <style:style style:name="Tableau1.A1" style:family="table-cell">
      <style:table-cell-properties style:vertical-align="middle" fo:padding="0.049cm" fo:border="none"/>
    </style:style>
    <style:style style:name="Tableau1.C2" style:family="table-cell" style:data-style-name="N106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Pack Avancé </text:span></text:p>
      <text:p text:style-name="Text_20_body"><text:span text:style-name="Strong_20_Emphasis">Client :</text:span> [Nom du client]<text:line-break/><text:span text:style-name="Strong_20_Emphasis">Date :</text:span> [Date du devis]</text:p>
      <text:p text:style-name="Horizontal_20_Line"/>
      <text:h text:style-name="Heading_20_3" text:outline-level="3"><text:span text:style-name="Strong_20_Emphasis">Description du projet</text:span></text:h>
      <text:p text:style-name="Text_20_body"><text:span text:style-name="Strong_20_Emphasis">Site web statique comprenant :</text:span></text:p>
      <text:list xml:id="list3062054499406885723" text:style-name="L1">
        <text:list-item>
          <text:p text:style-name="P1">4 pages HTML</text:p>
        </text:list-item>
        <text:list-item>
          <text:p text:style-name="P1">1 fichier CSS pour la mise en page</text:p>
        </text:list-item>
        <text:list-item>
          <text:p text:style-name="P1">Intégration de 12 images</text:p>
        </text:list-item>
        <text:list-item>
          <text:p text:style-name="P1">Ajout de liens téléchargeables pour des documents</text:p>
        </text:list-item>
        <text:list-item>
          <text:p text:style-name="P1">Liens vers les réseaux sociaux</text:p>
        </text:list-item>
        <text:list-item>
          <text:p text:style-name="P1">Optimisation du design et de la navigation</text:p>
        </text:list-item>
      </text:list>
      <text:p text:style-name="Horizontal_20_Line"/>
      <text:h text:style-name="Heading_20_3" text:outline-level="3"><text:span text:style-name="Strong_20_Emphasis">Détail des prestations et tarif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Prestation</text:p>
          </table:table-cell>
          <table:table-cell table:style-name="Tableau1.A1" office:value-type="string">
            <text:p text:style-name="Table_20_Heading">Détails</text:p>
          </table:table-cell>
          <table:table-cell table:style-name="Tableau1.A1" office:value-type="string">
            <text:p text:style-name="Table_20_Heading">Tarif (EUR)</text:p>
          </table:table-cell>
        </table:table-row>
        <table:table-row>
          <table:table-cell table:style-name="Tableau1.A1" office:value-type="string">
            <text:p text:style-name="Table_20_Contents">Conception et structuration HTML</text:p>
          </table:table-cell>
          <table:table-cell table:style-name="Tableau1.A1" office:value-type="string">
            <text:p text:style-name="Table_20_Contents">Création des 4 pages HTML avec mise en page</text:p>
          </table:table-cell>
          <table:table-cell table:style-name="Tableau1.C2" office:value-type="currency" office:currency="EUR" office:value="320">
            <text:p text:style-name="Table_20_Contents">320,00 €</text:p>
          </table:table-cell>
        </table:table-row>
        <table:table-row>
          <table:table-cell table:style-name="Tableau1.A1" office:value-type="string">
            <text:p text:style-name="Table_20_Contents">Feuille de style (CSS)</text:p>
          </table:table-cell>
          <table:table-cell table:style-name="Tableau1.A1" office:value-type="string">
            <text:p text:style-name="Table_20_Contents">Développement et mise en forme responsive</text:p>
          </table:table-cell>
          <table:table-cell table:style-name="Tableau1.C2" office:value-type="currency" office:currency="EUR" office:value="170">
            <text:p text:style-name="Table_20_Contents">170,00 €</text:p>
          </table:table-cell>
        </table:table-row>
        <table:table-row>
          <table:table-cell table:style-name="Tableau1.A1" office:value-type="string">
            <text:p text:style-name="Table_20_Contents">Intégration des images</text:p>
          </table:table-cell>
          <table:table-cell table:style-name="Tableau1.A1" office:value-type="string">
            <text:p text:style-name="Table_20_Contents">Optimisation et insertion des 12 images</text:p>
          </table:table-cell>
          <table:table-cell table:style-name="Tableau1.C2" office:value-type="currency" office:currency="EUR" office:value="120">
            <text:p text:style-name="Table_20_Contents">120,00 €</text:p>
          </table:table-cell>
        </table:table-row>
        <table:table-row>
          <table:table-cell table:style-name="Tableau1.A1" office:value-type="string">
            <text:p text:style-name="Table_20_Contents">Ajout de liens téléchargeables</text:p>
          </table:table-cell>
          <table:table-cell table:style-name="Tableau1.A1" office:value-type="string">
            <text:p text:style-name="Table_20_Contents">Mise en place de documents téléchargeables</text:p>
          </table:table-cell>
          <table:table-cell table:style-name="Tableau1.C2" office:value-type="currency" office:currency="EUR" office:value="70">
            <text:p text:style-name="Table_20_Contents">70,00 €</text:p>
          </table:table-cell>
        </table:table-row>
        <table:table-row>
          <table:table-cell table:style-name="Tableau1.A1" office:value-type="string">
            <text:p text:style-name="Table_20_Contents">Intégration des réseaux sociaux</text:p>
          </table:table-cell>
          <table:table-cell table:style-name="Tableau1.A1" office:value-type="string">
            <text:p text:style-name="Table_20_Contents">Ajout et vérification des liens vers les réseaux</text:p>
          </table:table-cell>
          <table:table-cell table:style-name="Tableau1.C2" office:value-type="currency" office:currency="EUR" office:value="70">
            <text:p text:style-name="Table_20_Contents">70,00 €</text:p>
          </table:table-cell>
        </table:table-row>
        <table:table-row>
          <table:table-cell table:style-name="Tableau1.A1" office:value-type="string">
            <text:p text:style-name="Table_20_Contents">Tests et déploiement</text:p>
          </table:table-cell>
          <table:table-cell table:style-name="Tableau1.A1" office:value-type="string">
            <text:p text:style-name="Table_20_Contents">Vérification, corrections et mise en ligne</text:p>
          </table:table-cell>
          <table:table-cell table:style-name="Tableau1.C2" office:value-type="currency" office:currency="EUR" office:value="150">
            <text:p text:style-name="Table_20_Contents">150,00 €</text:p>
          </table:table-cell>
        </table:table-row>
      </table:table>
      <text:p text:style-name="Text_20_body"><text:span text:style-name="Strong_20_Emphasis">Total estimé : 900 €</text:span><text:line-break/>(<text:span text:style-name="Emphasis">Le prix peut être ajusté selon les besoins supplémentaires ou les modifications demandées.</text:span>)</text:p>
      <text:p text:style-name="Horizontal_20_Line"/>
      <text:h text:style-name="Heading_20_3" text:outline-level="3"><text:span text:style-name="Strong_20_Emphasis">Modalités de paiement</text:span></text:h>
      <text:list xml:id="list524778994519060158" text:style-name="L2">
        <text:list-item>
          <text:p text:style-name="P2">50 % d'acompte à la signature du devis</text:p>
        </text:list-item>
        <text:list-item>
          <text:p text:style-name="P2">50 % à la livraison du projet</text:p>
        </text:list-item>
      </text:list>
      <text:p text:style-name="Horizontal_20_Line"/>
      <text:p text:style-name="Text_20_body"><text:span text:style-name="Strong_20_Emphasis">Validité du devis :</text:span> 30 jours<text:line-break/></text:p>
      <text:p text:style-name="Text_20_body"><text:span text:style-name="Strong_20_Emphasis">Signature du client :</text:span> _____________________<text:line-break/><text:span text:style-name="Strong_20_Emphasis">Date :</text:span> 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2S</meta:editing-duration>
    <meta:editing-cycles>4</meta:editing-cycles>
    <meta:generator>OpenOffice/4.1.15$Win32 OpenOffice.org_project/4115m2$Build-9813</meta:generator>
    <dc:date>2025-03-09T13:17:51.63</dc:date>
    <dc:creator>sullivan beauchet</dc:creator>
    <meta:document-statistic meta:table-count="1" meta:image-count="0" meta:object-count="0" meta:page-count="1" meta:paragraph-count="38" meta:word-count="196" meta:character-count="1129"/>
    <meta:user-defined meta:name="Info 1"/>
    <meta:user-defined meta:name="Info 2"/>
    <meta:user-defined meta:name="Info 3"/>
    <meta:user-defined meta:name="Info 4"/>
  </office:meta>
</office:document-meta>
</file>